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lanung ÖPNV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Praktikum Wissensrepräsentation</text:p>
            <text:p>25.01.18</text:p>
            <text:p>Lukas Grätz &amp; Alexander Ker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Aufgabenstellung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Ziel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estimmung Abfahrzeiten an Haltestellen</text:p>
              </text:list-item>
              <text:list-item>
                <text:p>Möglichst viele Umsteigezeiten “optimieren”</text:p>
                <text:p>→ z.B. 4-6 Minu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Gegebene Dat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Netzplan aus mehreren Linien</text:p>
              </text:list-item>
              <text:list-item>
                <text:p>Mittlere Fahrtzeiten zwischen Stationen</text:p>
              </text:list-item>
              <text:list-item>
                <text:p>Einstiege an Haltestellen zu bestimmten Z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Einschränkung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nzahl der verfügbaren Bahnen</text:p>
              </text:list-item>
              <text:list-item>
                <text:p>Größe der verfügbaren Bahnen</text:p>
              </text:list-item>
              <text:list-item>
                <text:p>Bahnausfall: Reduktion der verfügbaren Bah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>
          <draw:text-box>
            <text:p><text:span text:style-name="T1">Modellierun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Liniennetz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lementarfahrzeit zwischen zwei Haltestellen für eine Linie → bilden Netzplan</text:p>
              </text:list-item>
              <text:list-item>
                <text:p>Linien sind symmetrisch</text:p>
              </text:list-item>
              <text:list-item>
                <text:p>Weitere verworfene Ideen:</text:p>
                <text:list>
                  <text:list-item>
                    <text:p>Ringbahn</text:p>
                  </text:list-item>
                  <text:list-item>
                    <text:p>Zeitlich begrenzte Linien (Änderung des Fahrpl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assagierfluss<text:tab/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Ein- und Ausstiege an Stationen zu bestimmten Zeiten</text:p>
              </text:list-item>
              <text:list-item>
                <text:p>Events: Erhöhung dieser Zahlen</text:p>
              </text:list-item>
              <text:list-item>
                <text:p>Zuordnung der Bahnen zu Lini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Zeit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Einteilung des Tages in Phasen (morgens, mittags und abends)</text:p>
              </text:list-item>
              <text:list-item>
                <text:p>Periodische Wiederholung der Abfahrtszeiten</text:p>
                <text:p>→ intuitiv stündlich</text:p>
              </text:list-item>
              <text:list-item>
                <text:p>Möglichst viele Umsteigezeiten kurz h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Keine Kollisionen von mehreren Linien an Haltestellen</text:p>
              </text:list-item>
              <text:list-item>
                <text:p>Bahnen müssen groß genug sein, um alle aufkommenden Passagiere einer Linie aufzuneh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Weitergehende Ide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Minimierung Anzahl benötigter Bahnen</text:p>
              </text:list-item>
              <text:list-item>
                <text:p>Kombinierbarkeit der einzelnen Zeiträume</text:p>
              </text:list-item>
              <text:list-item>
                <text:p>Realistische Daten nu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5:15:49.891763887</meta:creation-date>
    <dc:date>2018-01-16T16:36:46.149580173</dc:date>
    <meta:editing-duration>PT35M18S</meta:editing-duration>
    <meta:editing-cycles>6</meta:editing-cycles>
    <meta:generator>LibreOffice/5.0.3.2$Linux_x86 LibreOffice_project/00m0$Build-2</meta:generator>
    <meta:document-statistic meta:object-count="63"/>
  </office:meta>
</office:document-meta>
</file>